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style:style style:name="P3" style:family="paragraph" style:parent-style-name="Standard" style:list-style-name="L1">
      <style:text-properties style:text-line-through-style="soli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85137024" text:style-name="L1">
        <text:list-item>
          <text:p text:style-name="P2">Объедение «boot/firstconfig» с «index.php»</text:p>
        </text:list-item>
        <text:list-item>
          <text:p text:style-name="P1">Компиляция всей библиотеки «lib» в один файл с удалением комментариев и лишних пробелов, переводов каретки. </text:p>
        </text:list-item>
        <text:list-item>
          <text:p text:style-name="P1">(дополнение к п. 2) При компиляции нужно серилизовать все данные, потом доставать с помощью: unserialize + file_get_contents</text:p>
          <text:p text:style-name="P1">http://webwin.habrahabr.ru/blog/70090/</text:p>
        </text:list-item>
        <text:list-item>
          <text:p text:style-name="P1">Перехват ошибок отдельно для каждого контроллера шаблона.</text:p>
        </text:list-item>
        <text:list-item>
          <text:p text:style-name="P2">Вынести каталог test из lib.</text:p>
        </text:list-item>
        <text:list-item>
          <text:p text:style-name="P2">Переместить lib за пределы public</text:p>
        </text:list-item>
        <text:list-item>
          <text:p text:style-name="P3">Изменить поле title в базе данных на name</text:p>
        </text:list-item>
        <text:list-item>
          <text:p text:style-name="P1">Пересмотреть архитектуру ядра в тестировщике</text:p>
        </text:list-item>
        <text:list-item>
          <text:p text:style-name="P1">Проставить переменный $Id$ в теге @version, удалить @since</text:p>
        </text:list-item>
        <text:list-item>
          <text:p text:style-name="P1">Написать проверку целостности файлов фрейворк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5T11:36:04</meta:creation-date>
    <dc:date>2009-09-20T12:33:39</dc:date>
    <meta:editing-duration>PT00H24M26S</meta:editing-duration>
    <meta:editing-cycles>10</meta:editing-cycles>
    <meta:generator>OpenOffice.org/3.0$Linux OpenOffice.org_project/300m15$Build-9379</meta:generator>
    <meta:document-statistic meta:table-count="0" meta:image-count="0" meta:object-count="0" meta:page-count="1" meta:paragraph-count="11" meta:word-count="90" meta:character-count="640"/>
  </office:meta>
</office:document-meta>
</file>